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ce31c" officeooo:paragraph-rsid="001ce31c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style:font-name="Liberation Sans" fo:font-size="16.1000003814697pt" fo:font-weight="bold" officeooo:rsid="001de88c" officeooo:paragraph-rsid="001de88c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P6" style:family="paragraph" style:parent-style-name="Heading_20_2">
      <style:text-properties style:font-name="Liberation Sans" fo:font-size="16.1000003814697pt" fo:font-weight="bold" officeooo:rsid="001edd57" officeooo:paragraph-rsid="001edd57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P7" style:family="paragraph" style:parent-style-name="Heading_20_2" style:list-style-name="">
      <style:text-properties officeooo:paragraph-rsid="001edd57"/>
    </style:style>
    <style:style style:name="P8" style:family="paragraph" style:parent-style-name="Heading_20_2">
      <style:paragraph-properties fo:break-before="page"/>
      <style:text-properties officeooo:paragraph-rsid="001edd57"/>
    </style:style>
    <style:style style:name="P9" style:family="paragraph" style:parent-style-name="Heading_20_3" style:list-style-name="">
      <style:text-properties officeooo:rsid="001edd57" officeooo:paragraph-rsid="00202aa9"/>
    </style:style>
    <style:style style:name="P10" style:family="paragraph" style:parent-style-name="Heading_20_3">
      <style:text-properties officeooo:rsid="00202aa9" officeooo:paragraph-rsid="00202aa9"/>
    </style:style>
    <style:style style:name="P11" style:family="paragraph" style:parent-style-name="Heading_20_3">
      <style:paragraph-properties fo:break-before="page"/>
      <style:text-properties officeooo:rsid="001edd57" officeooo:paragraph-rsid="00202aa9"/>
    </style:style>
    <style:style style:name="P12" style:family="paragraph" style:parent-style-name="Text_20_body" style:list-style-name="L1"/>
    <style:style style:name="P13" style:family="paragraph" style:parent-style-name="Text_20_body" style:list-style-name="L3">
      <style:text-properties fo:font-weight="normal" officeooo:rsid="00202aa9" officeooo:paragraph-rsid="00202aa9" style:font-weight-asian="normal" style:font-weight-complex="normal"/>
    </style:style>
    <style:style style:name="P14" style:family="paragraph" style:parent-style-name="Text_20_body" style:list-style-name="L3">
      <style:text-properties fo:font-weight="normal" officeooo:rsid="00202aa9" officeooo:paragraph-rsid="002271f8" style:font-weight-asian="normal" style:font-weight-complex="normal"/>
    </style:style>
    <style:style style:name="P15" style:family="paragraph" style:parent-style-name="Text_20_body" style:list-style-name="L4">
      <style:text-properties fo:font-weight="normal" officeooo:rsid="0021cd59" officeooo:paragraph-rsid="0021cd59" style:font-weight-asian="normal" style:font-weight-complex="normal"/>
    </style:style>
    <style:style style:name="P16" style:family="paragraph" style:parent-style-name="Text_20_body">
      <style:text-properties fo:font-weight="normal" officeooo:rsid="002271f8" officeooo:paragraph-rsid="002271f8" style:font-weight-asian="normal" style:font-weight-complex="normal"/>
    </style:style>
    <style:style style:name="P17" style:family="paragraph" style:parent-style-name="Text_20_body" style:list-style-name="L5">
      <style:text-properties fo:font-weight="normal" officeooo:rsid="002271f8" officeooo:paragraph-rsid="002271f8" style:font-weight-asian="normal" style:font-weight-complex="normal"/>
    </style:style>
    <style:style style:name="P18" style:family="paragraph" style:parent-style-name="Text_20_body">
      <style:text-properties fo:font-weight="bold" officeooo:rsid="00202aa9" officeooo:paragraph-rsid="00202aa9" style:font-weight-asian="bold" style:font-weight-complex="bold"/>
    </style:style>
    <style:style style:name="P19" style:family="paragraph" style:parent-style-name="Text_20_body" style:list-style-name="L2">
      <style:text-properties fo:font-weight="bold" officeooo:rsid="00202aa9" officeooo:paragraph-rsid="00202aa9" style:font-weight-asian="bold" style:font-weight-complex="bold"/>
    </style:style>
    <style:style style:name="P20" style:family="paragraph" style:parent-style-name="Text_20_body" style:list-style-name="L3">
      <style:text-properties fo:font-weight="bold" officeooo:rsid="00202aa9" officeooo:paragraph-rsid="00202aa9" style:font-weight-asian="bold" style:font-weight-complex="bold"/>
    </style:style>
    <style:style style:name="P21" style:family="paragraph" style:parent-style-name="Text_20_body">
      <style:text-properties fo:font-weight="bold" officeooo:paragraph-rsid="00202aa9" style:font-weight-asian="bold" style:font-weight-complex="bold"/>
    </style:style>
    <style:style style:name="P22" style:family="paragraph" style:parent-style-name="Text_20_body">
      <style:text-properties fo:font-weight="bold" officeooo:rsid="0021cd59" officeooo:paragraph-rsid="0021cd59" style:font-weight-asian="bold" style:font-weight-complex="bold"/>
    </style:style>
    <style:style style:name="P23" style:family="paragraph" style:parent-style-name="Text_20_body" style:list-style-name="L4">
      <style:text-properties fo:font-weight="bold" officeooo:rsid="0021cd59" officeooo:paragraph-rsid="0021cd59" style:font-weight-asian="bold" style:font-weight-complex="bold"/>
    </style:style>
    <style:style style:name="P24" style:family="paragraph" style:parent-style-name="Text_20_body" style:list-style-name="L5">
      <style:text-properties fo:font-weight="bold" officeooo:rsid="002271f8" officeooo:paragraph-rsid="002271f8" style:font-weight-asian="bold" style:font-weight-complex="bold"/>
    </style:style>
    <style:style style:name="P25" style:family="paragraph" style:parent-style-name="Text_20_body" style:list-style-name="L2">
      <style:text-properties fo:font-weight="bold" officeooo:rsid="0023c487" officeooo:paragraph-rsid="0023c487" style:font-weight-asian="bold" style:font-weight-complex="bold"/>
    </style:style>
    <style:style style:name="P26" style:family="paragraph" style:parent-style-name="Text_20_body">
      <style:text-properties officeooo:paragraph-rsid="00214b68"/>
    </style:style>
    <style:style style:name="P27" style:family="paragraph" style:parent-style-name="Text_20_body">
      <style:text-properties officeooo:rsid="0021cd59" officeooo:paragraph-rsid="0021cd59"/>
    </style:style>
    <style:style style:name="P28" style:family="paragraph" style:parent-style-name="Text_20_body">
      <style:text-properties officeooo:paragraph-rsid="0021cd59"/>
    </style:style>
    <style:style style:name="P29" style:family="paragraph" style:parent-style-name="Text_20_body" style:list-style-name="L3">
      <style:text-properties officeooo:paragraph-rsid="002271f8"/>
    </style:style>
    <style:style style:name="P30" style:family="paragraph" style:parent-style-name="Text_20_body" style:list-style-name="L3">
      <style:text-properties officeooo:paragraph-rsid="00202aa9"/>
    </style:style>
    <style:style style:name="P31" style:family="paragraph" style:parent-style-name="Text_20_body" style:list-style-name="L3">
      <style:text-properties officeooo:rsid="002271f8" officeooo:paragraph-rsid="002271f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2aa9" style:font-weight-asian="normal" style:font-weight-complex="normal"/>
    </style:style>
    <style:style style:name="T3" style:family="text">
      <style:text-properties fo:font-weight="normal" officeooo:rsid="00214b68" style:font-weight-asian="normal" style:font-weight-complex="normal"/>
    </style:style>
    <style:style style:name="T4" style:family="text">
      <style:text-properties fo:font-weight="normal" officeooo:rsid="002271f8" style:font-weight-asian="normal" style:font-weight-complex="normal"/>
    </style:style>
    <style:style style:name="T5" style:family="text">
      <style:text-properties fo:font-weight="normal" officeooo:rsid="00235534" style:font-weight-asian="normal" style:font-weight-complex="normal"/>
    </style:style>
    <style:style style:name="T6" style:family="text">
      <style:text-properties fo:font-weight="normal" officeooo:rsid="0023c487" style:font-weight-asian="normal" style:font-weight-complex="normal"/>
    </style:style>
    <style:style style:name="T7" style:family="text">
      <style:text-properties fo:font-weight="normal" officeooo:rsid="0023f709" style:font-weight-asian="normal" style:font-weight-complex="normal"/>
    </style:style>
    <style:style style:name="T8" style:family="text">
      <style:text-properties style:font-name="Liberation Sans" fo:font-size="18.2000007629395pt" fo:font-weight="bold" officeooo:rsid="001edd57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9" style:family="text">
      <style:text-properties style:font-name="Liberation Sans" fo:font-size="18.2000007629395pt" fo:font-weight="normal" officeooo:rsid="001edd57" style:font-name-asian="Noto Sans CJK SC" style:font-size-asian="18.2000007629395pt" style:font-weight-asian="normal" style:font-name-complex="Noto Sans Devanagari" style:font-size-complex="18.2000007629395pt" style:font-weight-complex="normal"/>
    </style:style>
    <style:style style:name="T10" style:family="text">
      <style:text-properties style:font-name="Liberation Sans" fo:font-size="16.1000003814697pt" fo:font-weight="bold" officeooo:rsid="001edd57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11" style:family="text">
      <style:text-properties officeooo:rsid="00202aa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14b68" style:font-weight-asian="bold" style:font-weight-complex="bold"/>
    </style:style>
    <style:style style:name="T14" style:family="text">
      <style:text-properties fo:font-weight="bold" officeooo:rsid="002271f8" style:font-weight-asian="bold" style:font-weight-complex="bold"/>
    </style:style>
    <style:style style:name="T15" style:family="text">
      <style:text-properties fo:font-weight="bold" officeooo:rsid="00202aa9" style:font-weight-asian="bold" style:font-weight-complex="bold"/>
    </style:style>
    <style:style style:name="T16" style:family="text">
      <style:text-properties fo:font-weight="bold" officeooo:rsid="00235534" style:font-weight-asian="bold" style:font-weight-complex="bold"/>
    </style:style>
    <style:style style:name="T17" style:family="text">
      <style:text-properties style:text-line-through-style="solid" style:text-line-through-type="single" style:text-underline-style="none" fo:font-weight="normal" style:font-weight-asian="normal" style:font-weight-complex="normal"/>
    </style:style>
    <style:style style:name="T18" style:family="text">
      <style:text-properties style:text-line-through-style="none" style:text-line-through-type="none" style:text-underline-style="none"/>
    </style:style>
    <style:style style:name="T19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20" style:family="text">
      <style:text-properties style:text-line-through-style="none" style:text-line-through-type="none" style:text-underline-style="none" fo:font-weight="normal" officeooo:rsid="0021cd59" style:font-weight-asian="normal" style:font-weight-complex="normal"/>
    </style:style>
    <style:style style:name="T21" style:family="text">
      <style:text-properties style:text-line-through-style="none" style:text-line-through-type="none" style:text-underline-style="none" fo:font-weight="normal" officeooo:rsid="00214b68" style:font-weight-asian="normal" style:font-weight-complex="normal"/>
    </style:style>
    <style:style style:name="T22" style:family="text">
      <style:text-properties style:text-line-through-style="none" style:text-line-through-type="none" style:text-underline-style="none" fo:font-weight="normal" officeooo:rsid="0023f709" style:font-weight-asian="normal" style:font-weight-complex="normal"/>
    </style:style>
    <style:style style:name="T23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24" style:family="text">
      <style:text-properties style:text-line-through-style="none" style:text-line-through-type="none" style:text-underline-style="none" fo:font-weight="bold" officeooo:rsid="0021cd59" style:font-weight-asian="bold" style:font-weight-complex="bold"/>
    </style:style>
    <style:style style:name="T25" style:family="text">
      <style:text-properties officeooo:rsid="002271f8"/>
    </style:style>
    <style:style style:name="T26" style:family="text">
      <style:text-properties officeooo:rsid="00235534"/>
    </style:style>
    <style:style style:name="T27" style:family="text">
      <style:text-properties officeooo:rsid="0023c48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50_2482904254"/>Билет №<text:span text:style-name="T8">10 </text:span><text:span text:style-name="T9">Программное обеспечение. Системное программное обеспечение. Операционные системы (на конкретных примерах).</text:span><text:bookmark-end text:name="__RefHeading___Toc50_2482904254"/></text:h>
      <text:table-of-content text:style-name="Sect1" text:protected="true" text:name="Оглавление1">
        <text:table-of-content-source text:outline-level="10">
          <text:index-title-template text:style-name="Contents_20_Heading">Навигация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Навигация</text:p>
          </text:index-title>
          <text:p text:style-name="P2"><text:a xlink:type="simple" xlink:href="#__RefHeading___Toc50_2482904254" text:style-name="Index_20_Link" text:visited-style-name="Index_20_Link">Билет №10 Программное обеспечение. Системное программное обеспечение. Операционные системы (на конкретных примерах).<text:tab/>1</text:a></text:p>
          <text:p text:style-name="P3"><text:a xlink:type="simple" xlink:href="#__RefHeading___Toc228_1086772120" text:style-name="Index_20_Link" text:visited-style-name="Index_20_Link">Программное обеспечение<text:tab/>1</text:a></text:p>
          <text:p text:style-name="P4"><text:a xlink:type="simple" xlink:href="#__RefHeading___Toc87_2482904254" text:style-name="Index_20_Link" text:visited-style-name="Index_20_Link">Классификация ПО<text:tab/>1</text:a></text:p>
          <text:p text:style-name="P4"><text:a xlink:type="simple" xlink:href="#__RefHeading___Toc89_2482904254" text:style-name="Index_20_Link" text:visited-style-name="Index_20_Link">Системное программное обеспечение<text:tab/>2</text:a></text:p>
          <text:p text:style-name="P3"><text:a xlink:type="simple" xlink:href="#__RefHeading___Toc230_1086772120" text:style-name="Index_20_Link" text:visited-style-name="Index_20_Link">Операционные системы<text:tab/>3</text:a></text:p>
          <text:p text:style-name="P3"><text:a xlink:type="simple" xlink:href="#__RefHeading___Toc121_1086772120" text:style-name="Index_20_Link" text:visited-style-name="Index_20_Link">Источники<text:tab/>3</text:a></text:p>
        </text:index-body>
      </text:table-of-content>
      <text:h text:style-name="P6" text:outline-level="2"><text:bookmark-start text:name="__RefHeading___Toc228_1086772120"/>Программное обеспечение<text:bookmark-end text:name="__RefHeading___Toc228_1086772120"/></text:h>
      <text:p text:style-name="P18">Программное обеспечение <text:span text:style-name="T1">составляет совокупность программ, хранящихся на всех устройствах долговременной памяти компьютера.</text:span></text:p>
      <text:p text:style-name="P18">Программная конфигурация<text:span text:style-name="T1"> — состав программного обеспечения, установленного на компьютере.</text:span></text:p>
      <text:h text:style-name="P10" text:outline-level="3"><text:bookmark-start text:name="__RefHeading___Toc87_2482904254"/>Классификация ПО<text:bookmark-end text:name="__RefHeading___Toc87_2482904254"/></text:h>
      <text:list xml:id="list322234049" text:style-name="L2">
        <text:list-item>
          <text:p text:style-name="P19"><text:span text:style-name="T1">Классификация ПО</text:span></text:p>
          <text:list>
            <text:list-item>
              <text:p text:style-name="P19"><text:span text:style-name="T1">По назначению</text:span></text:p>
              <text:list>
                <text:list-item>
                  <text:p text:style-name="P19"><text:span text:style-name="T1">Системные (в т.ч. служебные)</text:span></text:p>
                </text:list-item>
                <text:list-item>
                  <text:p text:style-name="P19"><text:span text:style-name="T1">Прикладные</text:span></text:p>
                </text:list-item>
                <text:list-item>
                  <text:p text:style-name="P19"><text:span text:style-name="T1">Инструментальные</text:span></text:p>
                </text:list-item>
              </text:list>
            </text:list-item>
            <text:list-item>
              <text:p text:style-name="P19"><text:span text:style-name="T1">По способу распр</text:span><text:span text:style-name="T7">о</text:span><text:span text:style-name="T1">странения</text:span></text:p>
              <text:list>
                <text:list-item>
                  <text:p text:style-name="P25"><text:span text:style-name="T1">Свободные</text:span></text:p>
                </text:list-item>
                <text:list-item>
                  <text:p text:style-name="P25"><text:span text:style-name="T1">Проприетарные</text:span></text:p>
                </text:list-item>
              </text:list>
            </text:list-item>
          </text:list>
        </text:list-item>
      </text:list>
      <text:h text:style-name="P9" text:outline-level="3"/>
      <text:h text:style-name="P11" text:outline-level="3"><text:bookmark-start text:name="__RefHeading___Toc89_2482904254"/>Системное программное обеспечение<text:bookmark-end text:name="__RefHeading___Toc89_2482904254"/></text:h>
      <text:p text:style-name="P21">Системные (в т. ч. служебные) <text:span text:style-name="T2">программы обеспечивают настройку, обслуживание и нормальную работу компьютера, компьютерных сетей и прочих устройств.</text:span></text:p>
      <text:p text:style-name="P18"><text:span text:style-name="T1">Системное ПО — программы </text:span>общего пользования.</text:p>
      <text:list xml:id="list1367528250" text:style-name="L3">
        <text:list-item>
          <text:p text:style-name="P20">Системное ПО</text:p>
          <text:list>
            <text:list-item>
              <text:p text:style-name="P14"><text:span text:style-name="T12">Операционные системы</text:span> — <text:span text:style-name="T25">см. Раздел «</text:span>Операционные системы»</text:p>
            </text:list-item>
            <text:list-item>
              <text:p text:style-name="P13"><text:span text:style-name="T12">Драйверы</text:span> — <text:span text:style-name="T25">программы, предназначенные для управления устройствами компьютера. Позволяет взаимодействовать ОС и устройству, переводя данные с одного языка на другой. Позволяют подключать новые устройства.<text:line-break/></text:span><text:span text:style-name="T14">Например: </text:span><text:span text:style-name="T25">Драйвер принтера.</text:span></text:p>
            </text:list-item>
            <text:list-item>
              <text:p text:style-name="P29"><text:span text:style-name="T15">Утилиты — </text:span><text:span text:style-name="T4">вспомогательные программы для выполнения специализированных типовых задач, связанных с работой оборудования и ОС.<text:line-break/></text:span><text:span text:style-name="T14">Например: </text:span><text:span text:style-name="T4">Диспетчер задач, Архиватор 7zip, антивирус Касперского.</text:span></text:p>
              <text:list>
                <text:list-item>
                  <text:p text:style-name="P31"><text:span text:style-name="T1">Независимые от системы (не требуют наличия ОС)</text:span></text:p>
                </text:list-item>
                <text:list-item>
                  <text:p text:style-name="P31"><text:span text:style-name="T1">Системные (в составе ОС)</text:span></text:p>
                </text:list-item>
                <text:list-item>
                  <text:p text:style-name="P31"><text:span text:style-name="T1">Оптимизатор диска (восстановление, дефрагментация)</text:span></text:p>
                </text:list-item>
              </text:list>
            </text:list-item>
            <text:list-item>
              <text:p text:style-name="P30"><text:span text:style-name="T15">Оболочки </text:span><text:span text:style-name="T4">предоставляют пользователю более удобный и простой интерфейс для работы с ОС. Интерпретатор команд ОС, обеспечивающий интерфейс для взаимодействия пользователя с функциями ОС.<text:line-break/></text:span><text:span text:style-name="T16">Например: </text:span><text:span text:style-name="T5">KDE, Gnome, Bash</text:span></text:p>
              <text:list>
                <text:list-item>
                  <text:p text:style-name="P31"><text:span text:style-name="T1">Текстовые (консольные) оболочки</text:span></text:p>
                </text:list-item>
                <text:list-item>
                  <text:p text:style-name="P31"><text:span text:style-name="T1">Графические оболочки</text:span></text:p>
                </text:list-item>
              </text:list>
            </text:list-item>
            <text:list-item>
              <text:p text:style-name="P20">Сетевые<text:span text:style-name="T26"> </text:span>системы<text:span text:style-name="T1"> </text:span><text:span text:style-name="T6">обеспечивают одновременную работу группы пользователей, работу компьютерных сетей. Ориентированы на работу с компьютерной сетью. </text:span><text:span text:style-name="T7">Сейчас практически все ОС — сетевые.</text:span><text:span text:style-name="T6"><text:line-break/></text:span><text:span text:style-name="T27">Например: </text:span><text:span text:style-name="T6">Windows, FreeBSD, Solaris</text:span></text:p>
            </text:list-item>
          </text:list>
        </text:list-item>
      </text:list>
      <text:h text:style-name="P7" text:outline-level="2"><text:span text:style-name="T10"/></text:h>
      <text:h text:style-name="P8" text:outline-level="2"><text:bookmark-start text:name="__RefHeading___Toc230_1086772120"/><text:span text:style-name="T10">Операционные системы</text:span><text:bookmark-end text:name="__RefHeading___Toc230_1086772120"/></text:h>
      <text:p text:style-name="P18">Операционные системы <text:span text:style-name="T1"><text:s/>- комплекс программ, который управляет ресурсами системы и процессами, использующими эти ресурсы.</text:span></text:p>
      <text:p text:style-name="P26"><text:span text:style-name="T13">Первая ОС </text:span><text:span text:style-name="T3">— Microsoft DOS</text:span><text:span text:style-name="T21"> </text:span><text:span text:style-name="T20">Управление осуществлялось через консоль, поэтому было сложно пользоваться компьютером.</text:span></text:p>
      <text:p text:style-name="P28"><text:span text:style-name="T20">Позднее появилась </text:span><text:span text:style-name="T24">Windows </text:span><text:span text:style-name="T20">— самая популярная проприетарная ОС с графическим инт</text:span><text:span text:style-name="T22">е</text:span><text:span text:style-name="T20">рфейсом. Анонсирована в 1983, выпущена в 1985. В 1984 появился также проприетарный </text:span><text:span text:style-name="T24">Mac OS. </text:span><text:span text:style-name="T20">Тогда впервые стали пользоваться мышью, появились оконные интерфейсы.</text:span></text:p>
      <text:p text:style-name="P27"><text:span text:style-name="T23">Unix </text:span><text:span text:style-name="T19">— семейство переносимых, многозадачных и многопользовательских ОС. Оказал огромное влияние на всю историю развития компьютеров и их ОС. Появился в 1970.</text:span></text:p>
      <text:p text:style-name="P22"><text:span text:style-name="T18">Linux — </text:span><text:span text:style-name="T19">одна из производных Unix, появившаяся в 1991. Разработана Линусом Торвальдсом в качестве дипломной работы. </text:span><text:span text:style-name="T17">На самом деле это не ОС, а только ядро, но лектору лучше знать.</text:span><text:span text:style-name="T19"> Является </text:span><text:span text:style-name="T18">свободной ос.</text:span></text:p>
      <text:list xml:id="list1973373943" text:style-name="L4">
        <text:list-item>
          <text:p text:style-name="P23"><text:span text:style-name="T18">ОС</text:span></text:p>
          <text:list>
            <text:list-item>
              <text:p text:style-name="P15"><text:span text:style-name="T18">Однопользовательские</text:span></text:p>
            </text:list-item>
            <text:list-item>
              <text:p text:style-name="P15"><text:span text:style-name="T18">Многопользовательские</text:span></text:p>
            </text:list-item>
            <text:list-item>
              <text:p text:style-name="P15"><text:span text:style-name="T18">Сетевые</text:span></text:p>
            </text:list-item>
          </text:list>
        </text:list-item>
      </text:list>
      <text:p text:style-name="P16"><text:span text:style-name="T18">Программы запускаются только в среде ОС, т. к. Не могут без нее получить доступ к ресурсам системы.</text:span></text:p>
      <text:list xml:id="list3531390925" text:style-name="L5">
        <text:list-item>
          <text:p text:style-name="P24"><text:span text:style-name="T18">ОС</text:span></text:p>
          <text:list>
            <text:list-item>
              <text:p text:style-name="P17"><text:span text:style-name="T18">Однозадачная (например MS DOS)</text:span></text:p>
            </text:list-item>
            <text:list-item>
              <text:p text:style-name="P17"><text:span text:style-name="T18">Многозадачная (например Windows) </text:span></text:p>
            </text:list-item>
          </text:list>
        </text:list-item>
      </text:list>
      <text:p text:style-name="P28"><text:span text:style-name="T20"/></text:p>
      <text:h text:style-name="P5" text:outline-level="2"><text:bookmark-start text:name="__RefHeading___Toc121_1086772120"/>Источники<text:bookmark-end text:name="__RefHeading___Toc121_1086772120"/></text:h>
      <text:list xml:id="list1201987966" text:style-name="L1">
        <text:list-item>
          <text:p text:style-name="P12">https://www.youtube.com/watch?v=EOFhNISOJ74&amp;feature=youtu.be&amp;ab_channel=%D0%9B%D0%B5%D0%BA%D1%82%D0%BE%D1%80%D0%B8%D0%B9%D0%A0%D0%93%D0%9F%D0%A3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ce31c" officeooo:paragraph-rsid="001ce31c"/>
    </style:style>
    <style:style style:name="MT1" style:family="text">
      <style:text-properties officeooo:rsid="00202a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Информатика зачет 1 семестр 2020-2021. Билет №<text:span text:style-name="MT1">10 стр. </text:span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7T18:31:00.293086543</meta:creation-date>
    <dc:date>2020-12-28T16:26:52.852170719</dc:date>
    <meta:editing-duration>PT32M24S</meta:editing-duration>
    <meta:editing-cycles>8</meta:editing-cycles>
    <meta:generator>LibreOffice/7.0.3.1$Linux_X86_64 LibreOffice_project/00$Build-1</meta:generator>
    <meta:document-statistic meta:table-count="0" meta:image-count="0" meta:object-count="0" meta:page-count="3" meta:paragraph-count="51" meta:word-count="412" meta:character-count="3345" meta:non-whitespace-character-count="2999"/>
  </office:meta>
</office:document-meta>
</file>